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411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0fd033" officeooo:paragraph-rsid="000e85fc"/>
    </style:style>
    <style:style style:name="P16" style:family="paragraph" style:parent-style-name="Standard">
      <style:text-properties officeooo:rsid="00109949" officeooo:paragraph-rsid="00109949"/>
    </style:style>
    <style:style style:name="P17" style:family="paragraph" style:parent-style-name="Standard">
      <style:text-properties officeooo:rsid="0012788b" officeooo:paragraph-rsid="00109949" fo:background-color="transparent"/>
    </style:style>
    <style:style style:name="P18" style:family="paragraph" style:parent-style-name="Standard">
      <style:text-properties officeooo:rsid="00147058" officeooo:paragraph-rsid="00147058" fo:background-color="transparent"/>
    </style:style>
    <style:style style:name="P19" style:family="paragraph" style:parent-style-name="Standard">
      <style:text-properties officeooo:rsid="002e04c4" officeooo:paragraph-rsid="002e04c4" fo:background-color="transparent"/>
    </style:style>
    <style:style style:name="P20" style:family="paragraph" style:parent-style-name="Standard">
      <style:text-properties officeooo:rsid="00147058" officeooo:paragraph-rsid="00147058" fo:background-color="#ffff38"/>
    </style:style>
    <style:style style:name="P21" style:family="paragraph" style:parent-style-name="Standard">
      <style:text-properties officeooo:paragraph-rsid="000fd033"/>
    </style:style>
    <style:style style:name="P22" style:family="paragraph" style:parent-style-name="Standard">
      <style:paragraph-properties fo:break-before="page"/>
      <style:text-properties fo:font-size="16pt" style:font-size-asian="16pt" style:font-size-complex="16pt"/>
    </style:style>
    <style:style style:name="P23"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24"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25" style:family="paragraph" style:parent-style-name="Standard" style:list-style-name="L2">
      <style:text-properties fo:font-size="12pt" fo:font-style="italic" officeooo:rsid="0046551a" officeooo:paragraph-rsid="0046551a" style:font-size-asian="10.5pt" style:font-style-asian="italic" style:font-size-complex="12pt" style:font-style-complex="italic"/>
    </style:style>
    <style:style style:name="P26" style:family="paragraph" style:parent-style-name="Standard" style:list-style-name="L2">
      <style:text-properties fo:font-size="12pt" fo:font-style="italic" officeooo:rsid="000fd033" officeooo:paragraph-rsid="000fd033" style:font-size-asian="10.5pt" style:font-style-asian="italic" style:font-size-complex="12pt" style:font-style-complex="italic"/>
    </style:style>
    <style:style style:name="P27" style:family="paragraph" style:parent-style-name="Standard" style:list-style-name="L2">
      <style:text-properties fo:font-size="12pt" fo:font-style="italic" officeooo:rsid="003bfcb4" officeooo:paragraph-rsid="003bfcb4" style:font-size-asian="10.5pt" style:font-style-asian="italic" style:font-size-complex="12pt" style:font-style-complex="italic"/>
    </style:style>
    <style:style style:name="P28" style:family="paragraph" style:parent-style-name="Standard" style:list-style-name="L2">
      <style:text-properties fo:font-size="12pt" fo:font-style="italic" officeooo:rsid="0042ed26" officeooo:paragraph-rsid="0042ed26" style:font-size-asian="10.5pt" style:font-style-asian="italic" style:font-size-complex="12pt" style:font-style-complex="italic"/>
    </style:style>
    <style:style style:name="P29" style:family="paragraph" style:parent-style-name="Standard" style:list-style-name="L2">
      <style:text-properties fo:font-size="12pt" fo:font-style="italic" officeooo:rsid="003db363" officeooo:paragraph-rsid="003db363" style:font-size-asian="10.5pt" style:font-style-asian="italic" style:font-size-complex="12pt" style:font-style-complex="italic"/>
    </style:style>
    <style:style style:name="P30" style:family="paragraph" style:parent-style-name="Standard" style:list-style-name="L2">
      <style:text-properties fo:font-size="12pt" fo:font-style="italic" officeooo:rsid="00410557" officeooo:paragraph-rsid="00410557" style:font-size-asian="10.5pt" style:font-style-asian="italic" style:font-size-complex="12pt" style:font-style-complex="italic"/>
    </style:style>
    <style:style style:name="P31" style:family="paragraph" style:parent-style-name="Standard" style:list-style-name="L2">
      <style:text-properties fo:font-size="12pt" fo:font-style="italic" officeooo:rsid="003ed5a5" officeooo:paragraph-rsid="003ed5a5" style:font-size-asian="10.5pt" style:font-style-asian="italic" style:font-size-complex="12pt" style:font-style-complex="italic"/>
    </style:style>
    <style:style style:name="P32" style:family="paragraph" style:parent-style-name="Standard" style:list-style-name="L2">
      <style:text-properties fo:font-size="12pt" fo:font-style="italic" officeooo:rsid="00437e7d" officeooo:paragraph-rsid="00437e7d" style:font-size-asian="10.5pt" style:font-style-asian="italic" style:font-size-complex="12pt" style:font-style-complex="italic"/>
    </style:style>
    <style:style style:name="P33" style:family="paragraph" style:parent-style-name="Standard" style:list-style-name="L2">
      <style:text-properties fo:font-size="12pt" fo:font-style="italic" officeooo:rsid="00476889" officeooo:paragraph-rsid="00476889" style:font-size-asian="10.5pt" style:font-style-asian="italic" style:font-size-complex="12pt" style:font-style-complex="italic"/>
    </style:style>
    <style:style style:name="P34" style:family="paragraph" style:parent-style-name="Standard" style:list-style-name="L3">
      <style:text-properties fo:font-size="12pt" officeooo:rsid="000cbdde" officeooo:paragraph-rsid="000cbdde" style:font-size-asian="10.5pt" style:font-size-complex="12pt"/>
    </style:style>
    <style:style style:name="P35" style:family="paragraph" style:parent-style-name="Standard" style:list-style-name="L4">
      <style:text-properties fo:font-size="12pt" officeooo:rsid="000e85fc" officeooo:paragraph-rsid="000e85fc" style:font-size-asian="10.5pt" style:font-size-complex="12pt"/>
    </style:style>
    <style:style style:name="P36" style:family="paragraph" style:parent-style-name="Standard" style:list-style-name="L4">
      <style:text-properties fo:font-size="12pt" officeooo:rsid="000f4113" officeooo:paragraph-rsid="000f4113" style:font-size-asian="10.5pt" style:font-size-complex="12pt"/>
    </style:style>
    <style:style style:name="P37" style:family="paragraph" style:parent-style-name="Standard" style:list-style-name="L2">
      <style:text-properties fo:font-size="12pt" fo:font-style="normal" officeooo:rsid="0048c2db" officeooo:paragraph-rsid="0048c2db" style:font-size-asian="10.5pt" style:font-style-asian="normal" style:font-size-complex="12pt" style:font-style-complex="normal"/>
    </style:style>
    <style:style style:name="P38" style:family="paragraph" style:parent-style-name="Standard" style:list-style-name="L2">
      <style:text-properties officeooo:rsid="003db363" officeooo:paragraph-rsid="003db363"/>
    </style:style>
    <style:style style:name="P39" style:family="paragraph" style:parent-style-name="Standard" style:list-style-name="L2">
      <style:text-properties officeooo:rsid="0046551a" officeooo:paragraph-rsid="0046551a"/>
    </style:style>
    <style:style style:name="P40" style:family="paragraph" style:parent-style-name="Standard" style:list-style-name="L5"/>
    <style:style style:name="P41" style:family="paragraph" style:parent-style-name="Standard" style:list-style-name="L5">
      <style:text-properties officeooo:rsid="00043f2a" officeooo:paragraph-rsid="00043f2a"/>
    </style:style>
    <style:style style:name="P42" style:family="paragraph" style:parent-style-name="Standard" style:list-style-name="L5">
      <style:text-properties officeooo:rsid="0004a82f" officeooo:paragraph-rsid="0004a82f"/>
    </style:style>
    <style:style style:name="P43" style:family="paragraph" style:parent-style-name="Standard" style:list-style-name="L5">
      <style:text-properties officeooo:rsid="000657b2" officeooo:paragraph-rsid="000657b2"/>
    </style:style>
    <style:style style:name="P44" style:family="paragraph" style:parent-style-name="Standard" style:list-style-name="L6">
      <style:text-properties officeooo:rsid="0007e717" officeooo:paragraph-rsid="0007e717"/>
    </style:style>
    <style:style style:name="P45" style:family="paragraph" style:parent-style-name="Standard" style:list-style-name="L7">
      <style:text-properties officeooo:rsid="0008d792" officeooo:paragraph-rsid="0008d792"/>
    </style:style>
    <style:style style:name="P46" style:family="paragraph" style:parent-style-name="Standard" style:list-style-name="L7">
      <style:text-properties officeooo:rsid="0009ea65" officeooo:paragraph-rsid="0009ea65"/>
    </style:style>
    <style:style style:name="P47" style:family="paragraph" style:parent-style-name="Standard" style:list-style-name="L8">
      <style:text-properties officeooo:paragraph-rsid="001f005a"/>
    </style:style>
    <style:style style:name="P48" style:family="paragraph" style:parent-style-name="Standard" style:list-style-name="L8">
      <style:text-properties officeooo:rsid="00147058" officeooo:paragraph-rsid="00147058" fo:background-color="transparent"/>
    </style:style>
    <style:style style:name="P49" style:family="paragraph" style:parent-style-name="Standard" style:list-style-name="L8">
      <style:text-properties officeooo:rsid="0015c4e2" officeooo:paragraph-rsid="0015c4e2" fo:background-color="transparent"/>
    </style:style>
    <style:style style:name="P50" style:family="paragraph" style:parent-style-name="Standard" style:list-style-name="L8">
      <style:text-properties officeooo:rsid="0016b5e1" officeooo:paragraph-rsid="0016b5e1" fo:background-color="transparent"/>
    </style:style>
    <style:style style:name="P51" style:family="paragraph" style:parent-style-name="Standard" style:list-style-name="L8">
      <style:text-properties officeooo:rsid="001a5561" officeooo:paragraph-rsid="001a5561" fo:background-color="transparent"/>
    </style:style>
    <style:style style:name="P52" style:family="paragraph" style:parent-style-name="Standard" style:list-style-name="L8">
      <style:text-properties officeooo:rsid="00229189" officeooo:paragraph-rsid="00229189" fo:background-color="transparent"/>
    </style:style>
    <style:style style:name="P53" style:family="paragraph" style:parent-style-name="Standard" style:list-style-name="L8">
      <style:text-properties officeooo:rsid="00237a04" officeooo:paragraph-rsid="00237a04" fo:background-color="transparent"/>
    </style:style>
    <style:style style:name="P54" style:family="paragraph" style:parent-style-name="Standard" style:list-style-name="L8">
      <style:text-properties officeooo:rsid="0024df42" officeooo:paragraph-rsid="0024df42" fo:background-color="transparent"/>
    </style:style>
    <style:style style:name="P55" style:family="paragraph" style:parent-style-name="Standard" style:list-style-name="L8">
      <style:text-properties officeooo:rsid="0037e5e6" officeooo:paragraph-rsid="0037e5e6" fo:background-color="transparent"/>
    </style:style>
    <style:style style:name="P56" style:family="paragraph" style:parent-style-name="Standard" style:list-style-name="L8">
      <style:text-properties officeooo:rsid="002562d3" officeooo:paragraph-rsid="002562d3" fo:background-color="transparent"/>
    </style:style>
    <style:style style:name="P57" style:family="paragraph" style:parent-style-name="Standard" style:list-style-name="L8">
      <style:text-properties officeooo:rsid="0025caef" officeooo:paragraph-rsid="0025caef" fo:background-color="transparent"/>
    </style:style>
    <style:style style:name="P58" style:family="paragraph" style:parent-style-name="Standard" style:list-style-name="L8">
      <style:text-properties officeooo:rsid="0028b87c" officeooo:paragraph-rsid="0028b87c" fo:background-color="transparent"/>
    </style:style>
    <style:style style:name="P59" style:family="paragraph" style:parent-style-name="Standard" style:list-style-name="L8">
      <style:text-properties officeooo:rsid="002b1aa7" officeooo:paragraph-rsid="002b1aa7" fo:background-color="transparent"/>
    </style:style>
    <style:style style:name="P60" style:family="paragraph" style:parent-style-name="Standard" style:list-style-name="L8">
      <style:text-properties officeooo:rsid="002c67d2" officeooo:paragraph-rsid="002c67d2" fo:background-color="transparent"/>
    </style:style>
    <style:style style:name="P61" style:family="paragraph" style:parent-style-name="Standard" style:list-style-name="L8">
      <style:text-properties officeooo:rsid="002e04c4" officeooo:paragraph-rsid="002e04c4" fo:background-color="transparent"/>
    </style:style>
    <style:style style:name="P62" style:family="paragraph" style:parent-style-name="Standard" style:list-style-name="L8">
      <style:text-properties officeooo:rsid="003521c5" officeooo:paragraph-rsid="003521c5" fo:background-color="transparent"/>
    </style:style>
    <style:style style:name="P63" style:family="paragraph" style:parent-style-name="Standard" style:list-style-name="L8">
      <style:text-properties officeooo:rsid="003a88e3" officeooo:paragraph-rsid="003a88e3" fo:background-color="transparent"/>
    </style:style>
    <style:style style:name="P64" style:family="paragraph" style:parent-style-name="Standard" style:list-style-name="L8">
      <style:text-properties officeooo:rsid="004547d8" officeooo:paragraph-rsid="004547d8" fo:background-color="transparent"/>
    </style:style>
    <style:style style:name="P65" style:family="paragraph" style:parent-style-name="Standard" style:list-style-name="L8">
      <style:text-properties officeooo:rsid="00229189" officeooo:paragraph-rsid="00229189"/>
    </style:style>
    <style:style style:name="P66" style:family="paragraph" style:parent-style-name="Standard" style:list-style-name="L2">
      <style:text-properties style:text-line-through-style="solid" style:text-line-through-type="single" officeooo:paragraph-rsid="000fd033"/>
    </style:style>
    <style:style style:name="P67" style:family="paragraph" style:parent-style-name="Standard" style:list-style-name="L2">
      <style:text-properties style:text-line-through-style="solid" style:text-line-through-type="single" fo:font-size="12pt" fo:font-style="italic" officeooo:rsid="000fd033" officeooo:paragraph-rsid="003f9b2d" style:font-size-asian="10.5pt" style:font-style-asian="italic" style:font-size-complex="12pt" style:font-style-complex="italic"/>
    </style:style>
    <style:style style:name="P68" style:family="paragraph" style:parent-style-name="Standard" style:list-style-name="L2">
      <style:text-properties style:text-line-through-style="solid" style:text-line-through-type="single" fo:font-size="12pt" fo:font-style="italic" officeooo:rsid="003f9b2d" officeooo:paragraph-rsid="003f9b2d" style:font-size-asian="10.5pt" style:font-style-asian="italic" style:font-size-complex="12pt" style:font-style-complex="italic"/>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fo:font-size="12pt" fo:font-style="italic" style:font-size-asian="10.5pt" style:font-style-asian="italic" style:font-size-complex="12pt" style:font-style-complex="italic"/>
    </style:style>
    <style:style style:name="T8" style:family="text">
      <style:text-properties fo:font-size="12pt" fo:font-style="italic" officeooo:rsid="003af478" style:font-size-asian="10.5pt" style:font-style-asian="italic" style:font-size-complex="12pt" style:font-style-complex="italic"/>
    </style:style>
    <style:style style:name="T9" style:family="text">
      <style:text-properties fo:font-size="12pt" fo:font-style="italic" officeooo:rsid="000fd033" style:font-size-asian="10.5pt" style:font-style-asian="italic" style:font-size-complex="12pt" style:font-style-complex="italic"/>
    </style:style>
    <style:style style:name="T10" style:family="text">
      <style:text-properties fo:font-size="12pt" fo:font-style="italic" officeooo:rsid="003bfcb4" style:font-size-asian="10.5pt" style:font-style-asian="italic" style:font-size-complex="12pt" style:font-style-complex="italic"/>
    </style:style>
    <style:style style:name="T11" style:family="text">
      <style:text-properties officeooo:rsid="000e939a"/>
    </style:style>
    <style:style style:name="T12" style:family="text">
      <style:text-properties officeooo:rsid="000fd033"/>
    </style:style>
    <style:style style:name="T13" style:family="text">
      <style:text-properties officeooo:rsid="00186b3d"/>
    </style:style>
    <style:style style:name="T14" style:family="text">
      <style:text-properties officeooo:rsid="001dae6c"/>
    </style:style>
    <style:style style:name="T15" style:family="text">
      <style:text-properties fo:background-color="transparent" loext:char-shading-value="0"/>
    </style:style>
    <style:style style:name="T16" style:family="text">
      <style:text-properties officeooo:rsid="001f005a" fo:background-color="transparent" loext:char-shading-value="0"/>
    </style:style>
    <style:style style:name="T17" style:family="text">
      <style:text-properties officeooo:rsid="0020fcc0" fo:background-color="transparent" loext:char-shading-value="0"/>
    </style:style>
    <style:style style:name="T18" style:family="text">
      <style:text-properties fo:background-color="#ffff00" loext:char-shading-value="0"/>
    </style:style>
    <style:style style:name="T19" style:family="text">
      <style:text-properties officeooo:rsid="00269a66"/>
    </style:style>
    <style:style style:name="T20" style:family="text">
      <style:text-properties officeooo:rsid="002f2319"/>
    </style:style>
    <style:style style:name="T21" style:family="text">
      <style:text-properties officeooo:rsid="0039d221"/>
    </style:style>
    <style:style style:name="T22" style:family="text">
      <style:text-properties officeooo:rsid="003f9b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12">tables:</text:span></text:p>
      <text:list xml:id="list3064707304" text:style-name="L1">
        <text:list-item>
          <text:p text:style-name="P23">users (id, username, password, isVerified)</text:p>
        </text:list-item>
        <text:list-item>
          <text:p text:style-name="P24">accounts (id, useridforeignkey, name, amount<text:span text:style-name="T12">)</text:span></text:p>
        </text:list-item>
      </text:list>
      <text:p text:style-name="P12"/>
      <text:p text:style-name="P12"/>
      <text:p text:style-name="P21"><text:span text:style-name="T9">m</text:span><text:span text:style-name="T8">ethods</text:span><text:span text:style-name="T9">:</text:span></text:p>
      <text:list xml:id="list4270247006" text:style-name="L2">
        <text:list-item>
          <text:p text:style-name="P38"><text:span text:style-name="T9">u</text:span><text:span text:style-name="T7">sers:</text:span></text:p>
          <text:list>
            <text:list-item>
              <text:p text:style-name="P66"><text:span text:style-name="T9">a</text:span><text:span text:style-name="T10">pply for new</text:span><text:span text:style-name="T9"> user account</text:span></text:p>
              <text:list>
                <text:list-item>
                  <text:p text:style-name="P39"><text:span text:style-name="T9">e</text:span><text:span text:style-name="T7">nter desired username and password</text:span></text:p>
                </text:list-item>
                <text:list-item>
                  <text:p text:style-name="P25">“Application submitted, check back later to log in.”</text:p>
                </text:list-item>
                <text:list-item>
                  <text:p text:style-name="P25">log in as employee, makes decision, “emails them to notify.”</text:p>
                </text:list-item>
                <text:list-item>
                  <text:p text:style-name="P25">just log in then</text:p>
                </text:list-item>
              </text:list>
            </text:list-item>
            <text:list-item>
              <text:p text:style-name="P67">r<text:span text:style-name="T22">ead all accounts</text:span></text:p>
            </text:list-item>
            <text:list-item>
              <text:p text:style-name="P68">see balance of specific account</text:p>
            </text:list-item>
            <text:list-item>
              <text:p text:style-name="P26">create new bank account</text:p>
            </text:list-item>
            <text:list-item>
              <text:p text:style-name="P27">deposit to account</text:p>
              <text:list>
                <text:list-item>
                  <text:p text:style-name="P33">new view</text:p>
                </text:list-item>
                <text:list-item>
                  <text:p text:style-name="P33">enter account name and deposit amount</text:p>
                </text:list-item>
                <text:list-item>
                  <text:p text:style-name="P33">run update query</text:p>
                </text:list-item>
              </text:list>
            </text:list-item>
            <text:list-item>
              <text:p text:style-name="P27">withdraw from account</text:p>
            </text:list-item>
            <text:list-item>
              <text:p text:style-name="P27">transfer funds from account to account</text:p>
              <text:list>
                <text:list-item>
                  <text:p text:style-name="P28">does this mean inside one individual’s accounts, or from user to user? interpret depending on ability to implement</text:p>
                </text:list-item>
              </text:list>
            </text:list-item>
          </text:list>
        </text:list-item>
        <text:list-item>
          <text:p text:style-name="P29">employee (user)</text:p>
          <text:list>
            <text:list-item>
              <text:p text:style-name="P29">read accounts by user_id</text:p>
              <text:list>
                <text:list-item>
                  <text:p text:style-name="P30">to set that up, just see all user_id’s to have something to choose from</text:p>
                </text:list-item>
              </text:list>
            </text:list-item>
            <text:list-item>
              <text:p text:style-name="P31">approve user account applications (or deny? just leave false?)</text:p>
            </text:list-item>
            <text:list-item>
              <text:p text:style-name="P32">read in and view the log of all transactions</text:p>
              <text:list>
                <text:list-item>
                  <text:p text:style-name="P32">make a table full, like william is doing? or read in file? leaning towards file</text:p>
                </text:list-item>
              </text:list>
            </text:list-item>
          </text:list>
        </text:list-item>
        <text:list-item>
          <text:p text:style-name="P37">if i get a chance, format doubles to two decimal places</text:p>
        </text:list-item>
      </text:list>
      <text:p text:style-name="P11"><text:s text:c="2"/></text:p>
      <text:p text:style-name="P11"/>
      <text:p text:style-name="P8"/>
      <text:p text:style-name="P8">welcome screen:</text:p>
      <text:list xml:id="list2546128379" text:style-name="L3">
        <text:list-item>
          <text:p text:style-name="P34">print welcome to bank</text:p>
        </text:list-item>
        <text:list-item>
          <text:p text:style-name="P34">print do you have an account? if else</text:p>
          <text:list>
            <text:list-item>
              <text:p text:style-name="P34">if no, enter username and password</text:p>
              <text:list>
                <text:list-item>
                  <text:p text:style-name="P34">create new entry in with default settings</text:p>
                </text:list-item>
              </text:list>
            </text:list-item>
            <text:list-item>
              <text:p text:style-name="P34">if yes, enter username and password</text:p>
              <text:list>
                <text:list-item>
                  <text:p text:style-name="P34">if correct, open Account view</text:p>
                </text:list-item>
                <text:list-item>
                  <text:p text:style-name="P34">if incorrect, error, try again</text:p>
                </text:list-item>
              </text:list>
            </text:list-item>
          </text:list>
        </text:list-item>
      </text:list>
      <text:p text:style-name="P8"/>
      <text:p text:style-name="P13"><text:span text:style-name="T6">l</text:span><text:span text:style-name="T5">ogged in</text:span><text:span text:style-name="T6"> view:</text:span></text:p>
      <text:list xml:id="list3426248961" text:style-name="L4">
        <text:list-item>
          <text:p text:style-name="P35"><text:soft-page-break/>if users successfully logs in, print some options:</text:p>
          <text:list>
            <text:list-item>
              <text:p text:style-name="P35">see accounts</text:p>
              <text:list>
                <text:list-item>
                  <text:p text:style-name="P35">if they submit see accounts, open their accounts view</text:p>
                </text:list-item>
                <text:list-item>
                  <text:p text:style-name="P35">list them with a loop of accounts that match their id, </text:p>
                </text:list-item>
              </text:list>
            </text:list-item>
            <text:list-item>
              <text:p text:style-name="P35">apply for new account</text:p>
              <text:list>
                <text:list-item>
                  <text:p text:style-name="P35">supply a name for the desired account</text:p>
                </text:list-item>
                <text:list-item>
                  <text:p text:style-name="P35">it is still set to false, so it exists but won’t display</text:p>
                </text:list-item>
                <text:list-item>
                  <text:p text:style-name="P35">print that they’ll be notified</text:p>
                  <text:list>
                    <text:list-item>
                      <text:p text:style-name="P36">nothing happens until admin logs in, can run function to set it to true, then the next time the user logs in they’ll see it</text:p>
                    </text:list-item>
                  </text:list>
                </text:list-item>
              </text:list>
            </text:list-item>
            <text:list-item>
              <text:p text:style-name="P36">withdraw/deposit:</text:p>
              <text:list>
                <text:list-item>
                  <text:p text:style-name="P36">type in account name, then action/amount<text:tab/></text:p>
                  <text:list>
                    <text:list-item>
                      <text:p text:style-name="P36">error if negative number</text:p>
                    </text:list-item>
                  </text:list>
                </text:list-item>
              </text:list>
            </text:list-item>
            <text:list-item>
              <text:p text:style-name="P36">transfer:</text:p>
              <text:list>
                <text:list-item>
                  <text:p text:style-name="P36">print directions, something like “account to transfer from?” then “...to” then “...amount?”</text:p>
                </text:list-item>
                <text:list-item>
                  <text:p text:style-name="P36">store each part, run transfer function, add and subtract from existing accounts</text:p>
                </text:list-item>
                <text:list-item>
                  <text:p text:style-name="P36">throw error if any part is wrong, then just cancel and let them try again</text:p>
                </text:list-item>
              </text:list>
            </text:list-item>
          </text:list>
        </text:list-item>
      </text:list>
      <text:p text:style-name="P22">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3991325171" text:style-name="L5">
        <text:list-item>
          <text:p text:style-name="P40"><text:a xlink:type="simple" xlink:href="https://www.geeksforgeeks.org/java-naming-conventions/" text:style-name="Internet_20_link" text:visited-style-name="Visited_20_Internet_20_Link">https://www.geeksforgeeks.org/java-naming-conventions/</text:a> </text:p>
        </text:list-item>
        <text:list-item>
          <text:p text:style-name="P40"><text:a xlink:type="simple" xlink:href="https://www.javatpoint.com/java-naming-conventions" text:style-name="Internet_20_link" text:visited-style-name="Visited_20_Internet_20_Link">https://www.javatpoint.com/java-naming-conventions</text:a> </text:p>
        </text:list-item>
        <text:list-item>
          <text:p text:style-name="P41">seems pretty familiar at this point:</text:p>
          <text:list>
            <text:list-item>
              <text:p text:style-name="P41">variables and methods are camelcase</text:p>
            </text:list-item>
            <text:list-item>
              <text:p text:style-name="P41">functions are mixed case</text:p>
            </text:list-item>
            <text:list-item>
              <text:p text:style-name="P42">classes should be mixed case, should be a noun, and should not be acronyms</text:p>
            </text:list-item>
            <text:list-item>
              <text:p text:style-name="P42">avoid single letter variables (be descriptive) except for iterators and temporary ones</text:p>
            </text:list-item>
            <text:list-item>
              <text:p text:style-name="P43">packages should be all lower case, words separated with dots, start with com</text:p>
              <text:list>
                <text:list-item>
                  <text:p text:style-name="P43">ie. com.user.profile</text:p>
                </text:list-item>
              </text:list>
            </text:list-item>
          </text:list>
        </text:list-item>
      </text:list>
      <text:p text:style-name="P1"/>
      <text:p text:style-name="P3">what design patterns and OOP can i implement?:</text:p>
      <text:list xml:id="list195709940" text:style-name="L6">
        <text:list-item>
          <text:p text:style-name="P44">at least have one or two that i can mention if they ask which i used</text:p>
        </text:list-item>
        <text:list-item>
          <text:p text:style-name="P44">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325192052" text:style-name="L7">
        <text:list-item>
          <text:p text:style-name="P45">apply for (create) a few different accounts (one user has many accounts)</text:p>
        </text:list-item>
        <text:list-item>
          <text:p text:style-name="P45">view their balance (read the value of one of those accounts)</text:p>
        </text:list-item>
        <text:list-item>
          <text:p text:style-name="P45">withdraw and deposit (just add and subtract whatever amount they type in)</text:p>
        </text:list-item>
        <text:list-item>
          <text:p text:style-name="P45">transfer money from one account to another (limited by value of first account)</text:p>
        </text:list-item>
        <text:list-item>
          <text:p text:style-name="P45">admin can accept or refuse application. how would that work?</text:p>
          <text:list>
            <text:list-item>
              <text:p text:style-name="P45">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46"><text:soft-page-break/>user should be able to list out their accounts to see them, otherwise it would be too hard to remember</text:p>
        </text:list-item>
      </text:list>
      <text:p text:style-name="P5"/>
      <text:p text:style-name="P15">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16">could i just have universal quit, where any time you enter quit it to the home screen?</text:p>
      <text:p text:style-name="P17"/>
      <text:p text:style-name="P20">requirements and notes after 3 tier trainee console app model:</text:p>
      <text:p text:style-name="P18"/>
      <text:list xml:id="list738336872" text:style-name="L8">
        <text:list-item>
          <text:p text:style-name="P48">Don’t use system.out.println. use log4j...errors get printed to the file, and user interface to the console</text:p>
        </text:list-item>
        <text:list-item>
          <text:p text:style-name="P48">will have to figure out what kinds of tests we can do and how to write them</text:p>
          <text:list>
            <text:list-item>
              <text:p text:style-name="P48">resources? <text:span text:style-name="T14">ben’s demo on friday hopefully</text:span></text:p>
            </text:list-item>
          </text:list>
        </text:list-item>
        <text:list-item>
          <text:p text:style-name="P48">make it so that you can log in as an employee or another user without quitting the application, meaning we should be able to go back </text:p>
        </text:list-item>
        <text:list-item>
          <text:p text:style-name="P49">i can use stored sequence/procedure OR trigger to generate unique id, whatever’s clever</text:p>
        </text:list-item>
        <text:list-item>
          <text:p text:style-name="P50">project naming conventions:</text:p>
          <text:list>
            <text:list-item>
              <text:p text:style-name="P50">groupID is com.beavertrustfiduciary</text:p>
            </text:list-item>
            <text:list-item>
              <text:p text:style-name="P50">arti<text:span text:style-name="T13">fact</text:span>ID and name are both beavertrustfiduciary</text:p>
            </text:list-item>
            <text:list-item>
              <text:p text:style-name="P51">then, each package name is more specific, com.stuff.doa or com.stuff.main, etc</text:p>
            </text:list-item>
          </text:list>
        </text:list-item>
        <text:list-item>
          <text:p text:style-name="P47"><text:span text:style-name="T16">i think I’ll just name my tables users_1 and accounts_1 for now, just so i can quickly update if i realize i need more columns...</text:span><text:span text:style-name="T17">when i actually get it running, then start again with user and account</text:span></text:p>
        </text:list-item>
        <text:list-item>
          <text:p text:style-name="P65"><text:span text:style-name="T17">i</text:span><text:span text:style-name="T15">n his example, he throws “business exception” which is an abstract method for a message the user can see. I’ll do that, and also print the actual error to the log.</text:span></text:p>
        </text:list-item>
        <text:list-item>
          <text:p text:style-name="P52">all in all, he uses 8 files. I’ll use a lot more to break the presentation down into smaller chunks, but close to the same for the rest of it (i think). two for DAO, since i am going to use two tables</text:p>
          <text:list>
            <text:list-item>
              <text:p text:style-name="P52">i don’t want my main to have the presentation, which he said is fine, so what should i name that package?</text:p>
            </text:list-item>
          </text:list>
        </text:list-item>
        <text:list-item>
          <text:p text:style-name="P53">as employee, view log of all transactions, so each deposit withdrawal and transfer will also use log4j .info i think</text:p>
        </text:list-item>
        <text:list-item>
          <text:p text:style-name="P53">what does it mean that you can post/accept a transfer? i am assuming that is internal to a user, and I’ll keep to that unless they say otherwise</text:p>
        </text:list-item>
        <text:list-item>
          <text:p text:style-name="P54">think about how to log transaction...i was assuming it would just all print out to the same place, the same single log where the employee could see it...but that would be very weird, in reality. the expectation might be another table, and each transactions gets saved with an id and timestamp and account_id that sent and account_id that received, and the employee can look at that table</text:p>
          <text:list>
            <text:list-item>
              <text:p text:style-name="P55">I’m not making another table. it says, “log of transactions.” i will find out how to write to a certain log file every transaction, as part of those methods, and somehow make that available to the employee-user, like to read it back in or something. <text:span text:style-name="T21">stay far away from unnecessary tables.</text:span></text:p>
            </text:list-item>
          </text:list>
        </text:list-item>
        <text:list-item>
          <text:p text:style-name="P56">employee needs to approve a <text:span text:style-name="T18">user</text:span> account, not individual bank accounts</text:p>
          <text:list>
            <text:list-item>
              <text:p text:style-name="P57"><text:soft-page-break/>first off update my users with a boolean and get rid of that on account <text:span text:style-name="T19">(or keep it for now in case i can use it, brownie points)</text:span></text:p>
            </text:list-item>
          </text:list>
        </text:list-item>
        <text:list-item>
          <text:p text:style-name="P58">log.info and log.error </text:p>
          <text:list>
            <text:list-item>
              <text:p text:style-name="P58">log4j.appender.stdout.layout.ConversionPattern=%m%n</text:p>
            </text:list-item>
          </text:list>
        </text:list-item>
        <text:list-item>
          <text:p text:style-name="P59">stick the logger in main, then call it by main.logger.info</text:p>
          <text:list>
            <text:list-item>
              <text:p text:style-name="P59">set it to info, lowest level, so that all the info-warning-errors will show</text:p>
              <text:list>
                <text:list-item>
                  <text:p text:style-name="P60">two lines in properties file, clearly marked, for formatting to log and formatting to console</text:p>
                </text:list-item>
              </text:list>
            </text:list-item>
            <text:list-item>
              <text:p text:style-name="P59">how to print errors to log but only show nice exceptions in console?</text:p>
              <text:list>
                <text:list-item>
                  <text:p text:style-name="P61">sergio managed it, stdout is console instead, and his code <text:span text:style-name="T20">will show how in his log4.properties...the top line is like variables, so one can be console with certain directions, then another can write to a file, file1, whatever</text:span></text:p>
                </text:list-item>
              </text:list>
            </text:list-item>
          </text:list>
        </text:list-item>
        <text:list-item>
          <text:p text:style-name="P62">as richard showed, you can right click on a file, new, other, and generate a test for it that goes right into the tests folder</text:p>
        </text:list-item>
        <text:list-item>
          <text:p text:style-name="P62"><text:a xlink:type="simple" xlink:href="http://www.michalbialecki.com/2018/05/25/how-to-make-you-console-app-look-cool/" text:style-name="Internet_20_link" text:visited-style-name="Visited_20_Internet_20_Link">http://www.michalbialecki.com/2018/05/25/how-to-make-you-console-app-look-cool/</text:a> </text:p>
          <text:list>
            <text:list-item>
              <text:p text:style-name="P63">if i have any time left, use the color effects or other ideas to make it look cool</text:p>
            </text:list-item>
          </text:list>
        </text:list-item>
        <text:list-item>
          <text:p text:style-name="P64">right now my User class is taking the id as <text:s/>a string, that might need to change</text:p>
        </text:list-item>
      </text:list>
      <text:p text:style-name="P19"/>
      <text:p text:style-name="P19"/>
      <text:p text:style-name="P19"/>
      <text:p text:style-name="P19"/>
      <text:p text:style-name="P19"/>
      <text:p text:style-name="P19"/>
      <text:p text:style-name="P19"/>
      <text:p text:style-name="P19"/>
      <text:p text:style-name="P19">log4j.rootLogger=DEBUG, file, console, file1</text:p>
      <text:p text:style-name="P19">log4j.appender.console=org.apache.log4j.ConsoleAppender</text:p>
      <text:p text:style-name="P19">logrj.appender.console.Target=System.out</text:p>
      <text:p text:style-name="P19">log4j.appender.console.filter.a=org.apache.log4j.varia.LevelRangeFilter</text:p>
      <text:p text:style-name="P19">log4j.appender.console.filter.a.AcceptOnMatch=true</text:p>
      <text:p text:style-name="P19">log4j.appender.console.filter.a.LevelMin=INFO</text:p>
      <text:p text:style-name="P19">log4j.appender.console.filter.a.LevelMax=INFO</text:p>
      <text:p text:style-name="P19">log4j.appender.console.layout=org.apache.log4j.PatternLayout</text:p>
      <text:p text:style-name="P19">#log4j.appender.console.layout.ConversionPattern=%-5p %c{1} - %m%n</text:p>
      <text:p text:style-name="P19">log4j.appender.file=org.apache.log4j.RollingFileAppender</text:p>
      <text:p text:style-name="P19">log4j.appender.file.File=${REL_PATH}/logs/info_hack_bank.log</text:p>
      <text:p text:style-name="P19">log4j.appender.file.Append=true</text:p>
      <text:p text:style-name="P19">log4j.appender.file.ImmediateFlush=true</text:p>
      <text:p text:style-name="P19">log4j.appender.file.Threshold=DEBUG</text:p>
      <text:p text:style-name="P19">log4j.appender.file.filter.a=org.apache.log4j.varia.LevelRangeFilter</text:p>
      <text:p text:style-name="P19">log4j.appender.file.filter.a.LevelMin=INFO</text:p>
      <text:p text:style-name="P19">log4j.appender.file.filter.a.LevelMax=INFO</text:p>
      <text:p text:style-name="P19">log4j.appender.file.MaxFileSize=5MB</text:p>
      <text:p text:style-name="P19">log4j.appender.file.MaxBackupIndex=2</text:p>
      <text:p text:style-name="P19">log4j.appender.file.layout=org.apache.log4j.PatternLayout</text:p>
      <text:p text:style-name="P19">log4j.appender.file.layout.ConversionPattern=%d %d{Z} [%t] %-5p (%F:%L) - %m%n</text:p>
      <text:p text:style-name="P19">log4j.appender.file1=org.apache.log4j.RollingFileAppender</text:p>
      <text:p text:style-name="P19">log4j.appender.file1.File=${REL_PATH}/logs/error_hack_bank.log</text:p>
      <text:p text:style-name="P19">log4j.appender.file1.Append=true</text:p>
      <text:p text:style-name="P19"><text:soft-page-break/>log4j.appender.file1.ImmediateFlush=true</text:p>
      <text:p text:style-name="P19">log4j.appender.file1.Threshold=DEBUG</text:p>
      <text:p text:style-name="P19">log4j.appender.file1.filter.g=org.apache.log4j.varia.LevelRangeFilter</text:p>
      <text:p text:style-name="P19">log4j.appender.file1.filter.g.LevelMin=ERROR</text:p>
      <text:p text:style-name="P19">log4j.appender.file1.filter.g.LevelMax=ERROR</text:p>
      <text:p text:style-name="P19">log4j.appender.file1.MaxFileSize=5MB</text:p>
      <text:p text:style-name="P19">log4j.appender.file1.MaxBackupIndex=2</text:p>
      <text:p text:style-name="P19">log4j.appender.file1.layout=org.apache.log4j.PatternLayout</text:p>
      <text:p text:style-name="P19">log4j.appender.file1.layout.ConversionPattern=%d %d{Z} [%t] %-5p (%F:%L) - %m%n</text:p>
      <text:p text:style-name="P19">log4j.logger.com.log4j=DEBUG, file, console, file1</text:p>
      <text:p text:style-name="P19">log4j.additivity.com.log4j=fal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9T18:57:09.334000000</dc:date>
    <dc:creator>Ethan Bundy</dc:creator>
    <meta:editing-duration>P1DT9H26M53S</meta:editing-duration>
    <meta:editing-cycles>51</meta:editing-cycles>
    <meta:generator>LibreOffice/6.3.5.2$Windows_X86_64 LibreOffice_project/dd0751754f11728f69b42ee2af66670068624673</meta:generator>
    <meta:document-statistic meta:table-count="0" meta:image-count="0" meta:object-count="0" meta:page-count="6" meta:paragraph-count="160" meta:word-count="1587" meta:character-count="10141" meta:non-whitespace-character-count="8799"/>
  </office:meta>
</office:document-meta>
</file>